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es:</text:p>
      <text:p text:style-name="P1"/>
      <text:p text:style-name="P2">General (All Classes):</text:p>
      <text:p text:style-name="P3">Stuns:<text:span text:style-name="T2"> </text:span><text:span text:style-name="T3">All classes should have one type of stun at least, some vary wether it be a stun until hit, or a Stun that lasts a certain amount of time. For example a beast master <text:s/>(Hunter) will have a skill called Shout which stuns a Area for a certain amount. Bandits have a stun where they send the opposition in the shadows making them stun.</text:span></text:p>
      <text:p text:style-name="P1"/>
      <text:p text:style-name="P2">Hunter:</text:p>
      <text:p text:style-name="P3">Description:<text:span text:style-name="T2"> </text:span><text:span text:style-name="T3">A hunter is one with the wind, he can wield Axes, Sling with Bows or call apon his beast to devour enemies.</text:span></text:p>
      <text:p text:style-name="P3">Tier 1:<text:span text:style-name="T2"> </text:span><text:span text:style-name="T3">Beast Mastery, improve beast skills such as beast attacks.</text:span></text:p>
      <text:p text:style-name="P3">Tier 2:<text:span text:style-name="T1"> </text:span><text:span text:style-name="T3">Sharpshooting, gives more bow offensive attacks.</text:span></text:p>
      <text:p text:style-name="P3">Tier 3:<text:span text:style-name="T3"> Axe Mastery, improves Axe based skills (Dual Wielding) and Offensive skills are given.</text:span></text:p>
      <text:p text:style-name="P3">Skill Ideas:<text:span text:style-name="T2"> </text:span><text:span text:style-name="T3">in Axe mastery there should be a skill where you boomerang your axe, damaging everything that it goes thru, even when returning back to you, so strategy behind this would be Throw it as there running away to deal the most damage possible. Sharpshooting should have skills like a multishot which is almost a AoE, in which when it hits the first in line it shall spread to other closest targets, Sharpshooting also should have many damaging skills such as a VERY powerful skill which has a cast time but delivers a lot of damage to hit, so in battle a tank would need to leap forward infront of the attack otherwise a person quite possible could get one shotted (has a fairly long cooldown). Beast mastery is more a support Tier, its mainly used to buff your Beast (And party/Guild) with Aura's and Buffs, Beast masters just sit back with a Bow and harass while the beast does most of the damage, different beasts have different Attributes (Tank/DPS/Support).</text:span></text:p>
      <text:p text:style-name="P3">Gear:<text:span text:style-name="T2"> </text:span><text:span text:style-name="T3">Hunters use Leather Armor and Chain Armor at higher levels (Beast Mastery and Axe Mastery), Hunters can use all weapons beside Maces, Great Maces, Staffs and Wands.</text:span></text:p>
      <text:p text:style-name="P4"/>
      <text:p text:style-name="P2">Bandit:</text:p>
      <text:p text:style-name="P3">Description:<text:span text:style-name="T2"> </text:span><text:span text:style-name="T3">A Bandit is well versed with Daggers and Fist weapons, leaping from the shadows to engouge his foe into submission.</text:span></text:p>
      <text:p text:style-name="P3">Tier 1:<text:span text:style-name="T2"> </text:span><text:span text:style-name="T3">Poisons, mainly uses daggers with poison to slowly kill there foe.</text:span></text:p>
      <text:p text:style-name="P3">Tier 2:<text:span text:style-name="T1"> </text:span><text:span text:style-name="T3">Malice, this tier gives addition Dagger Offensive Skills.</text:span></text:p>
      <text:p text:style-name="P3">Tier 3:<text:span text:style-name="T3"> Stealth, the Bandit slips into the shadows to avoid being seen to sneak attack.</text:span></text:p>
      <text:p text:style-name="P3">Skill Ideas:<text:span text:style-name="T2"> </text:span><text:span text:style-name="T3">Bandit Poisons skills should be along the lines of debuffing and giving DoT's, some poisons could cripple there foes into moving slowly so you can just run around killing them while they slowly die. Malice gives a variety of Dagger skills including a small tree for Throwing your dagger in long range, the idea behind this is, setting a slow poison on your dagger than throw it to slow down your enemies before you engage in combat. Stealth are all about survival, when in battle its hard to to get out but a Bandit can return to the shadows and even hide underground to move away, they are more about harassing players and slowly killing there opponents rather than killing them quickly and swiftly.</text:span></text:p>
      <text:p text:style-name="P5"><text:span text:style-name="T4">Gear:</text:span><text:span text:style-name="T2"> </text:span><text:span text:style-name="T3">Bandits use Leather Armor and, Bandits can use all weapons beside Maces, Great Maces, Staffs and Wands.</text:span></text:p>
      <text:p text:style-name="P4"/>
      <text:p text:style-name="P4"/>
      <text:p text:style-name="P2"><text:soft-page-break/>Monk/Champion/Guardian (name not finalized): (CONCEPT)</text:p>
      <text:p text:style-name="P3">Description:<text:span text:style-name="T2"> </text:span><text:span text:style-name="T3">A Monk has the power of his fists but can sometimes wield One handed Maces, the Monk has strong Spirit Power and can strike down foes with one hit of his fist.</text:span></text:p>
      <text:p text:style-name="P3">Tier 1:<text:span text:style-name="T2"> </text:span><text:span text:style-name="T3">Inner Soul, the Monk uses his fists as barriages dealing massive damage.</text:span></text:p>
      <text:p text:style-name="P3">Tier 2:<text:span text:style-name="T1"> </text:span><text:span text:style-name="T3">Mace, this tier gives addition Mace Offensive and Defensive Skills.</text:span></text:p>
      <text:p text:style-name="P3">Tier 3:<text:span text:style-name="T3"> Spirit, the Monk has the ability to use his Soul Counters to unleash devastating attacks.</text:span></text:p>
      <text:p text:style-name="P3">Skill Ideas:<text:span text:style-name="T2"> </text:span><text:span text:style-name="T3">Monks Inner soul has combo attacks, so you use a Triple Hit than Combo into a Fist of the Tiger without a cooldown, also has a passive skill for a double hit so that when you attack sometimes you are granted with a Double Attack. Mace spec'd Monks have a nice all round where they can use shields and maces, they have a High Damage output but also a fairly good defense making this one of the most best all rounder. <text:s/>Spirit uses a skill to gather Soul Counters, than can use those soul counters to banish there opponent such as, using 5 Soul Counters and than throwing them infront of them using up all there counters but dealing a fair bit of damage based on Attack, Spirit Monks Ultimate skill makes the monk jump forward using all Mana and using 25% of HP and punchs the person in front dealing so much damage only tanks would be able to not get 1 shotted, but has a large cooldown.</text:span></text:p>
      <text:p text:style-name="P7"><text:span text:style-name="T4">Gear: </text:span><text:span text:style-name="T1">Monks use Cloth Armor and Mace Spec can use Chain at higher levels, Monks can use Spears, Maces, Shields and Fist Weap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meron Znojemsk</meta:initial-creator>
    <meta:creation-date>2011-02-06T19:51:01.33</meta:creation-date>
    <meta:generator>OpenOffice.org/3.3$Win32 OpenOffice.org_project/330m20$Build-9567</meta:generator>
    <dc:date>2011-10-11T11:21:41.19</dc:date>
    <dc:creator>Cameron Znojemsk</dc:creator>
    <meta:editing-duration>PT4H35M52S</meta:editing-duration>
    <meta:editing-cycles>72</meta:editing-cycles>
    <meta:document-statistic meta:table-count="0" meta:image-count="0" meta:object-count="0" meta:page-count="2" meta:paragraph-count="24" meta:word-count="806" meta:character-count="4538"/>
  </office:meta>
</office:document-meta>
</file>